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2.3587in" svg:height="8.0732in" svg:x="3.0488in" svg:y="0.0417in">
            <draw:object draw:notify-on-update-of-ranges="Data.A2:Data.B65 Data.D2:Data.D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/1000</text:p>
          </table:table-cell>
          <table:table-cell office:value-type="string" calcext:value-type="string">
            <text:p>Frac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6" calcext:value-type="float">
            <text:p>6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office:value-type="float" office:value="14" calcext:value-type="float">
            <text:p>14</text:p>
          </table:table-cell>
          <table:table-cell office:value-type="float" office:value="66.04" calcext:value-type="float">
            <text:p>6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office:value-type="float" office:value="7" calcext:value-type="float">
            <text:p>7</text:p>
          </table:table-cell>
          <table:table-cell office:value-type="float" office:value="33.02" calcext:value-type="float">
            <text:p>3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8" calcext:value-type="float">
            <text:p>8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15" calcext:value-type="float">
            <text:p>15</text:p>
          </table:table-cell>
          <table:table-cell office:value-type="float" office:value="70.75" calcext:value-type="float">
            <text:p>7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9" calcext:value-type="float">
            <text:p>9</text:p>
          </table:table-cell>
          <table:table-cell office:value-type="float" office:value="42.45" calcext:value-type="float">
            <text:p>4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office:value-type="float" office:value="13" calcext:value-type="float">
            <text:p>13</text:p>
          </table:table-cell>
          <table:table-cell office:value-type="float" office:value="61.32" calcext:value-type="float">
            <text:p>6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office:value-type="float" office:value="7" calcext:value-type="float">
            <text:p>7</text:p>
          </table:table-cell>
          <table:table-cell office:value-type="float" office:value="33.02" calcext:value-type="float">
            <text:p>3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3" calcext:value-type="float">
            <text:p>3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office:value-type="float" office:value="6" calcext:value-type="float">
            <text:p>6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G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A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AA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office:value-type="float" office:value="5" calcext:value-type="float">
            <text:p>5</text:p>
          </table:table-cell>
          <table:table-cell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5" calcext:value-type="float">
            <text:p>5</text:p>
          </table:table-cell>
          <table:table-cell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6" calcext:value-type="float">
            <text:p>6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8" calcext:value-type="float">
            <text:p>8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office:value-type="float" office:value="6" calcext:value-type="float">
            <text:p>6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office:value-type="float" office:value="5" calcext:value-type="float">
            <text:p>5</text:p>
          </table:table-cell>
          <table:table-cell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8" calcext:value-type="float">
            <text:p>8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6" calcext:value-type="float">
            <text:p>6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office:value-type="float" office:value="4" calcext:value-type="float">
            <text:p>4</text:p>
          </table:table-cell>
          <table:table-cell office:value-type="float" office:value="18.87" calcext:value-type="float">
            <text:p>18.8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1T22:35:50.894645153</dc:date>
    <meta:editing-duration>PT7M27S</meta:editing-duration>
    <meta:editing-cycles>1</meta:editing-cycles>
    <meta:document-statistic meta:table-count="1" meta:cell-count="325" meta:object-count="1"/>
    <meta:generator>LibreOffice/7.0.2.2$Linux_X86_64 LibreOffice_project/3a01483fc371ab18cfca4bab0d636937da5eaf7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92cm" svg:height="20.507cm" xlink:href=".." xlink:type="simple" chart:class="chart:bar" chart:style-name="ch1">
        <chart:title svg:x="13.165cm" svg:y="0.546cm" chart:style-name="ch2">
          <text:p>Codon Usage Frequency</text:p>
        </chart:title>
        <chart:legend chart:legend-position="end" svg:x="29.129cm" svg:y="9.954cm" style:legend-expansion="high" chart:style-name="ch3"/>
        <chart:plot-area chart:style-name="ch4" table:cell-range-address="Data.A2:Data.B65 Data.D2:Data.D65" chart:data-source-has-labels="column" svg:x="1.638cm" svg:y="1.735cm" svg:width="26.864cm" svg:height="17.381cm">
          <chart:coordinate-region svg:x="2.259cm" svg:y="1.735cm" svg:width="26.243cm" svg:height="15.342cm"/>
          <chart:axis chart:dimension="x" chart:name="primary-x" chart:style-name="ch5" chartooo:axis-type="auto">
            <chartooo:date-scale/>
            <chart:title svg:x="14.193cm" svg:y="19.526cm" chart:style-name="ch6">
              <text:p>Amino Acid</text:p>
            </chart:title>
            <chart:categories table:cell-range-address="Data.A2:Data.B65"/>
          </chart:axis>
          <chart:axis chart:dimension="y" chart:name="primary-y" chart:style-name="ch7">
            <chart:title svg:x="0.451cm" svg:y="11.223cm" chart:style-name="ch8">
              <text:p>Freq/1000</text:p>
            </chart:title>
            <chart:grid chart:style-name="ch9" chart:class="major"/>
          </chart:axis>
          <chart:series chart:style-name="ch10" chart:values-cell-range-address="Data.D2:Data.D65" chart:class="chart:ba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Gly GGG</text:p>
                <text:list>
                  <text:list-item>
                    <text:p>Gly</text:p>
                  </text:list-item>
                  <text:list-item>
                    <text:p>GGG</text:p>
                  </text:list-item>
                </text:list>
                <draw:g>
                  <svg:desc>Data.A2:Data.B65</svg:desc>
                </draw:g>
              </table:table-cell>
              <table:table-cell office:value-type="float" office:value="18.87">
                <text:p>18.87</text:p>
                <draw:g>
                  <svg:desc>Data.D2:Data.D65</svg:desc>
                </draw:g>
              </table:table-cell>
            </table:table-row>
            <table:table-row>
              <table:table-cell office:value-type="string">
                <text:p>Gly GGA</text:p>
                <text:list>
                  <text:list-item>
                    <text:p>Gly</text:p>
                  </text:list-item>
                  <text:list-item>
                    <text:p>GGA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ly GGT</text:p>
                <text:list>
                  <text:list-item>
                    <text:p>Gly</text:p>
                  </text:list-item>
                  <text:list-item>
                    <text:p>GG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Gly GGC</text:p>
                <text:list>
                  <text:list-item>
                    <text:p>Gly</text:p>
                  </text:list-item>
                  <text:list-item>
                    <text:p>GGC</text:p>
                  </text:list-item>
                </text:list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Glu GAG</text:p>
                <text:list>
                  <text:list-item>
                    <text:p>Glu</text:p>
                  </text:list-item>
                  <text:list-item>
                    <text:p>GAG</text:p>
                  </text:list-item>
                </text:list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Glu GAA</text:p>
                <text:list>
                  <text:list-item>
                    <text:p>Glu</text:p>
                  </text:list-item>
                  <text:list-item>
                    <text:p>GAA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Asp GAT</text:p>
                <text:list>
                  <text:list-item>
                    <text:p>Asp</text:p>
                  </text:list-item>
                  <text:list-item>
                    <text:p>GAT</text:p>
                  </text:list-item>
                </text:list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Asp GAC</text:p>
                <text:list>
                  <text:list-item>
                    <text:p>Asp</text:p>
                  </text:list-item>
                  <text:list-item>
                    <text:p>GAC</text:p>
                  </text:list-item>
                </text:list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string">
                <text:p>Val GTG</text:p>
                <text:list>
                  <text:list-item>
                    <text:p>Val</text:p>
                  </text:list-item>
                  <text:list-item>
                    <text:p>GTG</text:p>
                  </text:list-item>
                </text:list>
              </table:table-cell>
              <table:table-cell office:value-type="float" office:value="37.74">
                <text:p>37.74</text:p>
              </table:table-cell>
            </table:table-row>
            <table:table-row>
              <table:table-cell office:value-type="string">
                <text:p>Val GTA</text:p>
                <text:list>
                  <text:list-item>
                    <text:p>Val</text:p>
                  </text:list-item>
                  <text:list-item>
                    <text:p>GTA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Val GTT</text:p>
                <text:list>
                  <text:list-item>
                    <text:p>Val</text:p>
                  </text:list-item>
                  <text:list-item>
                    <text:p>GTT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Val GTC</text:p>
                <text:list>
                  <text:list-item>
                    <text:p>Val</text:p>
                  </text:list-item>
                  <text:list-item>
                    <text:p>GTC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a GCG</text:p>
                <text:list>
                  <text:list-item>
                    <text:p>Ala</text:p>
                  </text:list-item>
                  <text:list-item>
                    <text:p>GCG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Ala GCA</text:p>
                <text:list>
                  <text:list-item>
                    <text:p>Ala</text:p>
                  </text:list-item>
                  <text:list-item>
                    <text:p>GCA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Ala GCT</text:p>
                <text:list>
                  <text:list-item>
                    <text:p>Ala</text:p>
                  </text:list-item>
                  <text:list-item>
                    <text:p>GCT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Ala GCC</text:p>
                <text:list>
                  <text:list-item>
                    <text:p>Ala</text:p>
                  </text:list-item>
                  <text:list-item>
                    <text:p>GCC</text:p>
                  </text:list-item>
                </text:list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Arg AGG</text:p>
                <text:list>
                  <text:list-item>
                    <text:p>Arg</text:p>
                  </text:list-item>
                  <text:list-item>
                    <text:p>AGG</text:p>
                  </text:list-item>
                </text:list>
              </table:table-cell>
              <table:table-cell office:value-type="float" office:value="42.45">
                <text:p>42.45</text:p>
              </table:table-cell>
            </table:table-row>
            <table:table-row>
              <table:table-cell office:value-type="string">
                <text:p>Arg AGA</text:p>
                <text:list>
                  <text:list-item>
                    <text:p>Arg</text:p>
                  </text:list-item>
                  <text:list-item>
                    <text:p>AGA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Ser AGT</text:p>
                <text:list>
                  <text:list-item>
                    <text:p>Ser</text:p>
                  </text:list-item>
                  <text:list-item>
                    <text:p>AG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Ser AGC</text:p>
                <text:list>
                  <text:list-item>
                    <text:p>Ser</text:p>
                  </text:list-item>
                  <text:list-item>
                    <text:p>AGC</text:p>
                  </text:list-item>
                </text:list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Lys AAG</text:p>
                <text:list>
                  <text:list-item>
                    <text:p>Lys</text:p>
                  </text:list-item>
                  <text:list-item>
                    <text:p>AAG</text:p>
                  </text:list-item>
                </text:list>
              </table:table-cell>
              <table:table-cell office:value-type="float" office:value="61.32">
                <text:p>61.32</text:p>
              </table:table-cell>
            </table:table-row>
            <table:table-row>
              <table:table-cell office:value-type="string">
                <text:p>Lys AAA</text:p>
                <text:list>
                  <text:list-item>
                    <text:p>Lys</text:p>
                  </text:list-item>
                  <text:list-item>
                    <text:p>AAA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Asn AAT</text:p>
                <text:list>
                  <text:list-item>
                    <text:p>Asn</text:p>
                  </text:list-item>
                  <text:list-item>
                    <text:p>AA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Asn AAC</text:p>
                <text:list>
                  <text:list-item>
                    <text:p>Asn</text:p>
                  </text:list-item>
                  <text:list-item>
                    <text:p>AAC</text:p>
                  </text:list-item>
                </text:list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string">
                <text:p>Met ATG</text:p>
                <text:list>
                  <text:list-item>
                    <text:p>Met</text:p>
                  </text:list-item>
                  <text:list-item>
                    <text:p>ATG</text:p>
                  </text:list-item>
                </text:list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Ile ATA</text:p>
                <text:list>
                  <text:list-item>
                    <text:p>Ile</text:p>
                  </text:list-item>
                  <text:list-item>
                    <text:p>ATA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Ile ATT</text:p>
                <text:list>
                  <text:list-item>
                    <text:p>Ile</text:p>
                  </text:list-item>
                  <text:list-item>
                    <text:p>AT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Ile ATC</text:p>
                <text:list>
                  <text:list-item>
                    <text:p>Ile</text:p>
                  </text:list-item>
                  <text:list-item>
                    <text:p>ATC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Thr ACG</text:p>
                <text:list>
                  <text:list-item>
                    <text:p>Thr</text:p>
                  </text:list-item>
                  <text:list-item>
                    <text:p>ACG</text:p>
                  </text:list-item>
                </text:list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Thr ACA</text:p>
                <text:list>
                  <text:list-item>
                    <text:p>Thr</text:p>
                  </text:list-item>
                  <text:list-item>
                    <text:p>ACA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Thr ACT</text:p>
                <text:list>
                  <text:list-item>
                    <text:p>Thr</text:p>
                  </text:list-item>
                  <text:list-item>
                    <text:p>AC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Thr ACC</text:p>
                <text:list>
                  <text:list-item>
                    <text:p>Thr</text:p>
                  </text:list-item>
                  <text:list-item>
                    <text:p>ACC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Trp TGG</text:p>
                <text:list>
                  <text:list-item>
                    <text:p>Trp</text:p>
                  </text:list-item>
                  <text:list-item>
                    <text:p>TGG</text:p>
                  </text:list-item>
                </text:list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End TGA</text:p>
                <text:list>
                  <text:list-item>
                    <text:p>End</text:p>
                  </text:list-item>
                  <text:list-item>
                    <text:p>TGA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s TGT</text:p>
                <text:list>
                  <text:list-item>
                    <text:p>Cys</text:p>
                  </text:list-item>
                  <text:list-item>
                    <text:p>TGT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ys TGC</text:p>
                <text:list>
                  <text:list-item>
                    <text:p>Cys</text:p>
                  </text:list-item>
                  <text:list-item>
                    <text:p>TGC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End TAG</text:p>
                <text:list>
                  <text:list-item>
                    <text:p>End</text:p>
                  </text:list-item>
                  <text:list-item>
                    <text:p>TAG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d TAA</text:p>
                <text:list>
                  <text:list-item>
                    <text:p>End</text:p>
                  </text:list-item>
                  <text:list-item>
                    <text:p>TAA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Tyr TAT</text:p>
                <text:list>
                  <text:list-item>
                    <text:p>Tyr</text:p>
                  </text:list-item>
                  <text:list-item>
                    <text:p>TAT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Tyr TAC</text:p>
                <text:list>
                  <text:list-item>
                    <text:p>Tyr</text:p>
                  </text:list-item>
                  <text:list-item>
                    <text:p>TAC</text:p>
                  </text:list-item>
                </text:list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Leu TTG</text:p>
                <text:list>
                  <text:list-item>
                    <text:p>Leu</text:p>
                  </text:list-item>
                  <text:list-item>
                    <text:p>TTG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Leu TTA</text:p>
                <text:list>
                  <text:list-item>
                    <text:p>Leu</text:p>
                  </text:list-item>
                  <text:list-item>
                    <text:p>TTA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e TTT</text:p>
                <text:list>
                  <text:list-item>
                    <text:p>Phe</text:p>
                  </text:list-item>
                  <text:list-item>
                    <text:p>TTT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Phe TTC</text:p>
                <text:list>
                  <text:list-item>
                    <text:p>Phe</text:p>
                  </text:list-item>
                  <text:list-item>
                    <text:p>TTC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Ser TCG</text:p>
                <text:list>
                  <text:list-item>
                    <text:p>Ser</text:p>
                  </text:list-item>
                  <text:list-item>
                    <text:p>TCG</text:p>
                  </text:list-item>
                </text:list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Ser TCA</text:p>
                <text:list>
                  <text:list-item>
                    <text:p>Ser</text:p>
                  </text:list-item>
                  <text:list-item>
                    <text:p>TCA</text:p>
                  </text:list-item>
                </text:list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Ser TCT</text:p>
                <text:list>
                  <text:list-item>
                    <text:p>Ser</text:p>
                  </text:list-item>
                  <text:list-item>
                    <text:p>TCT</text:p>
                  </text:list-item>
                </text:list>
              </table:table-cell>
              <table:table-cell office:value-type="float" office:value="37.74">
                <text:p>37.74</text:p>
              </table:table-cell>
            </table:table-row>
            <table:table-row>
              <table:table-cell office:value-type="string">
                <text:p>Ser TCC</text:p>
                <text:list>
                  <text:list-item>
                    <text:p>Ser</text:p>
                  </text:list-item>
                  <text:list-item>
                    <text:p>TCC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Arg CGG</text:p>
                <text:list>
                  <text:list-item>
                    <text:p>Arg</text:p>
                  </text:list-item>
                  <text:list-item>
                    <text:p>CGG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Arg CGA</text:p>
                <text:list>
                  <text:list-item>
                    <text:p>Arg</text:p>
                  </text:list-item>
                  <text:list-item>
                    <text:p>CGA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g CGT</text:p>
                <text:list>
                  <text:list-item>
                    <text:p>Arg</text:p>
                  </text:list-item>
                  <text:list-item>
                    <text:p>CGT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g CGC</text:p>
                <text:list>
                  <text:list-item>
                    <text:p>Arg</text:p>
                  </text:list-item>
                  <text:list-item>
                    <text:p>CGC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ln CAG</text:p>
                <text:list>
                  <text:list-item>
                    <text:p>Gln</text:p>
                  </text:list-item>
                  <text:list-item>
                    <text:p>CAG</text:p>
                  </text:list-item>
                </text:list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Gln CAA</text:p>
                <text:list>
                  <text:list-item>
                    <text:p>Gln</text:p>
                  </text:list-item>
                  <text:list-item>
                    <text:p>CAA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His CAT</text:p>
                <text:list>
                  <text:list-item>
                    <text:p>His</text:p>
                  </text:list-item>
                  <text:list-item>
                    <text:p>CAT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 CAC</text:p>
                <text:list>
                  <text:list-item>
                    <text:p>His</text:p>
                  </text:list-item>
                  <text:list-item>
                    <text:p>CAC</text:p>
                  </text:list-item>
                </text:list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Leu CTG</text:p>
                <text:list>
                  <text:list-item>
                    <text:p>Leu</text:p>
                  </text:list-item>
                  <text:list-item>
                    <text:p>CTG</text:p>
                  </text:list-item>
                </text:list>
              </table:table-cell>
              <table:table-cell office:value-type="float" office:value="37.74">
                <text:p>37.74</text:p>
              </table:table-cell>
            </table:table-row>
            <table:table-row>
              <table:table-cell office:value-type="string">
                <text:p>Leu CTA</text:p>
                <text:list>
                  <text:list-item>
                    <text:p>Leu</text:p>
                  </text:list-item>
                  <text:list-item>
                    <text:p>CTA</text:p>
                  </text:list-item>
                </text:list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Leu CTT</text:p>
                <text:list>
                  <text:list-item>
                    <text:p>Leu</text:p>
                  </text:list-item>
                  <text:list-item>
                    <text:p>CTT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u CTC</text:p>
                <text:list>
                  <text:list-item>
                    <text:p>Leu</text:p>
                  </text:list-item>
                  <text:list-item>
                    <text:p>CTC</text:p>
                  </text:list-item>
                </text:list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Pro CCG</text:p>
                <text:list>
                  <text:list-item>
                    <text:p>Pro</text:p>
                  </text:list-item>
                  <text:list-item>
                    <text:p>CCG</text:p>
                  </text:list-item>
                </text:list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Pro CCA</text:p>
                <text:list>
                  <text:list-item>
                    <text:p>Pro</text:p>
                  </text:list-item>
                  <text:list-item>
                    <text:p>CCA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Pro CCT</text:p>
                <text:list>
                  <text:list-item>
                    <text:p>Pro</text:p>
                  </text:list-item>
                  <text:list-item>
                    <text:p>CCT</text:p>
                  </text:list-item>
                </text:list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Pro CCC</text:p>
                <text:list>
                  <text:list-item>
                    <text:p>Pro</text:p>
                  </text:list-item>
                  <text:list-item>
                    <text:p>CCC</text:p>
                  </text:list-item>
                </text:list>
              </table:table-cell>
              <table:table-cell office:value-type="float" office:value="18.87">
                <text:p>18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